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3cm" fo:margin-bottom="0cm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Spiders....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SPIDERS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Standard"/>
            </table:table-cell>
            <table:table-cell table:style-name="Table1.B1" office:value-type="string">
              <text:p text:style-name="Standard">NKONYA</text:p>
            </table:table-cell>
            <table:table-cell table:style-name="Table1.C1" office:value-type="string">
              <text:p text:style-name="Standard">NOTES (Idiom or proverb)</text:p>
            </table:table-cell>
            <table:table-cell table:style-name="Table1.D1" office:value-type="string">
              <text:p text:style-name="Standard">ENGLISH</text:p>
            </table:table-cell>
          </table:table-row>
        </table:table-header-rows>
        <table:table-row>
          <table:table-cell table:style-name="Table1.A6" office:value-type="string">
            <text:p text:style-name="Standard">1</text:p>
          </table:table-cell>
          <table:table-cell table:style-name="Table1.B6" office:value-type="string">
            <text:p text:style-name="Standard">nyankpʋkpie/aganɛɛ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scorpion</text:p>
          </table:table-cell>
        </table:table-row>
        <table:table-row>
          <table:table-cell table:style-name="Table1.A6" office:value-type="string">
            <text:p text:style-name="Standard">2</text:p>
          </table:table-cell>
          <table:table-cell table:style-name="Table1.B6" office:value-type="string">
            <text:p text:style-name="Standard">natɩ kɛsɩɛ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black spider with hairs on the body</text:p>
          </table:table-cell>
        </table:table-row>
        <table:table-row>
          <table:table-cell table:style-name="Table1.A6" office:value-type="string">
            <text:p text:style-name="Standard">3</text:p>
          </table:table-cell>
          <table:table-cell table:style-name="Table1.B6" office:value-type="string">
            <text:p text:style-name="Standard">tsankasɩbibi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black earthworm</text:p>
          </table:table-cell>
        </table:table-row>
        <table:table-row>
          <table:table-cell table:style-name="Table1.A6" office:value-type="string">
            <text:p text:style-name="Standard">4</text:p>
          </table:table-cell>
          <table:table-cell table:style-name="Table1.B6" office:value-type="string">
            <text:p text:style-name="Standard">ɔkɔtɔ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crab</text:p>
          </table:table-cell>
        </table:table-row>
        <table:table-row>
          <table:table-cell table:style-name="Table1.A6" office:value-type="string">
            <text:p text:style-name="Standard">5</text:p>
          </table:table-cell>
          <table:table-cell table:style-name="Table1.B6" office:value-type="string">
            <text:p text:style-name="Standard">asaan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lobster/crayfish</text:p>
          </table:table-cell>
        </table:table-row>
        <table:table-row>
          <table:table-cell table:style-name="Table1.A26" office:value-type="string">
            <text:p text:style-name="Standard">6</text:p>
          </table:table-cell>
          <table:table-cell table:style-name="Table1.B26" office:value-type="string">
            <text:p text:style-name="Standard">nat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spider 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isa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house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ʋrama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wasp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wʋlʋ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setsefly</text:p>
          </table:table-cell>
        </table:table-row>
        <table:table-row>
          <table:table-cell table:style-name="Table1.A11" office:value-type="string">
            <text:p text:style-name="Standard"/>
          </table:table-cell>
          <table:table-cell table:style-name="Table1.B11" office:value-type="string">
            <text:p text:style-name="Standard">wʋnsa</text:p>
          </table:table-cell>
          <table:table-cell table:style-name="Table1.C11" office:value-type="string">
            <text:p text:style-name="Standard"><text:s/></text:p>
          </table:table-cell>
          <table:table-cell table:style-name="Table1.D11" office:value-type="string">
            <text:p text:style-name="Standard">bee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vunvuun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beetle/bumblebee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tsantsankʋ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locust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fantɩ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cricket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konkolibatɛ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butter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ɔtswɩnkɩ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mosquito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isa</text:p>
          </table:table-cell>
          <table:table-cell table:style-name="Table1.C26" office:value-type="string">
            <text:p text:style-name="Standard">sisa ɔbɛɛ, ɔyɩ bʋ nkpa bʋ ɔma</text:p>
          </table:table-cell>
          <table:table-cell table:style-name="Table1.D26" office:value-type="string">
            <text:p text:style-name="Standard">house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ʋrama /aposoglo</text:p>
          </table:table-cell>
          <table:table-cell table:style-name="Table1.C26" office:value-type="string">
            <text:p text:style-name="Standard">wasps that live in group and stings</text:p>
          </table:table-cell>
          <table:table-cell table:style-name="Table1.D26" office:value-type="string">
            <text:p text:style-name="Standard">wasp</text:p>
          </table:table-cell>
        </table:table-row>
        <text:soft-page-break/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wʋlʋ </text:p>
          </table:table-cell>
          <table:table-cell table:style-name="Table1.C26" office:value-type="string">
            <text:p text:style-name="Standard">1. obugya tamakpa wʋlʋ nwuntɔ.</text:p>
            <text:p text:style-name="Standard">2. wʋlʋ dɛ fʋ dun, ɔdɛ afu fwi wa.</text:p>
          </table:table-cell>
          <table:table-cell table:style-name="Table1.D26" office:value-type="string">
            <text:p text:style-name="Standard">tsetse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wʋnsa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bee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mlambwɩ</text:p>
          </table:table-cell>
          <table:table-cell table:style-name="Table1.C26" office:value-type="string">
            <text:p text:style-name="Standard">a tiny fly that makes noise around the ear</text:p>
          </table:table-cell>
          <table:table-cell table:style-name="Table1.D26" office:value-type="string">
            <text:p text:style-name="Standard">tiny 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dankɔntɩ/dɔnkɔnt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bigger wasp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nwunkpo</text:p>
          </table:table-cell>
          <table:table-cell table:style-name="Table1.C26" office:value-type="string">
            <text:p text:style-name="Standard">wasp with small waist that stings and makes honey</text:p>
          </table:table-cell>
          <table:table-cell table:style-name="Table1.D26" office:value-type="string">
            <text:p text:style-name="Standard">wasp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kpikplibi</text:p>
          </table:table-cell>
          <table:table-cell table:style-name="Table1.C26" office:value-type="string">
            <text:p text:style-name="Standard">smaller that a bee but also bites</text:p>
          </table:table-cell>
          <table:table-cell table:style-name="Table1.D26" office:value-type="string">
            <text:p text:style-name="Standard">bee type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isankpa</text:p>
          </table:table-cell>
          <table:table-cell table:style-name="Table1.C26" office:value-type="string">
            <text:p text:style-name="Standard">bigger that ordinary housefly</text:p>
          </table:table-cell>
          <table:table-cell table:style-name="Table1.D26" office:value-type="string">
            <text:p text:style-name="Standard">house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ntumbua</text:p>
          </table:table-cell>
          <table:table-cell table:style-name="Table1.C26" office:value-type="string">
            <text:p text:style-name="Standard">tiny black insect that bites</text:p>
          </table:table-cell>
          <table:table-cell table:style-name="Table1.D26" office:value-type="string">
            <text:p text:style-name="Standard">type of fly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okekrebegye</text:p>
          </table:table-cell>
          <table:table-cell table:style-name="Table1.C43" office:value-type="string">
            <text:p text:style-name="Standard">a hoping insect that bites</text:p>
          </table:table-cell>
          <table:table-cell table:style-name="Table1.D43" office:value-type="string">
            <text:p text:style-name="Standard">type of fly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anantʋprɛdɛ/anansɩatɛ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termite queen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bɔnbɔntɩ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wasp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tsitsifɔ</text:p>
          </table:table-cell>
          <table:table-cell table:style-name="Table1.C43" office:value-type="string">
            <text:p text:style-name="Standard">its bite makes you sleep</text:p>
          </table:table-cell>
          <table:table-cell table:style-name="Table1.D43" office:value-type="string">
            <text:p text:style-name="Standard">type of fly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vunvuun</text:p>
          </table:table-cell>
          <table:table-cell table:style-name="Table1.C43" office:value-type="string">
            <text:p text:style-name="Standard">a noise making insect</text:p>
          </table:table-cell>
          <table:table-cell table:style-name="Table1.D43" office:value-type="string">
            <text:p text:style-name="Standard">type of big black insect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bʋtɩ /<text:span text:style-name="T1">snakes</text:span>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python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ɔtsrɩbɩ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yellowish snake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sapa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cobra/viper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tsingbini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small python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ɩbɛ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bush master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foko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ext:soft-page-break/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ŋeli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fɩta bɔbwɛ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ɔkɩta adeyi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nnonyɔ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double mouthed snake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kpoliwʋdɩfla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ɩwɔpɔplɔ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4" office:value-type="string">
            <text:p text:style-name="Standard"/>
          </table:table-cell>
          <table:table-cell table:style-name="Table1.B44" office:value-type="string">
            <text:p text:style-name="Standard">akotia</text:p>
          </table:table-cell>
          <table:table-cell table:style-name="Table1.C44" office:value-type="string">
            <text:p text:style-name="Standard"/>
          </table:table-cell>
          <table:table-cell table:style-name="Table1.D44" office:value-type="string">
            <text:p text:style-name="Standard">a very short snak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2H58M33S</meta:editing-duration>
    <meta:editing-cycles>18</meta:editing-cycles>
    <meta:generator>LibreOffice/3.5$Linux_x86 LibreOffice_project/350m1$Build-2</meta:generator>
    <dc:date>2013-09-30T02:21:22</dc:date>
    <meta:print-date>2012-10-27T16:06:46</meta:print-date>
    <dc:creator>Wes Peacock</dc:creator>
    <meta:document-statistic meta:table-count="1" meta:image-count="0" meta:object-count="0" meta:page-count="3" meta:paragraph-count="105" meta:word-count="219" meta:character-count="1581" meta:non-whitespace-character-count="1424"/>
    <meta:template xlink:type="simple" xlink:actuate="onRequest" xlink:title="BalsaDefault" xlink:href="../../../../../../../.config/libreoffice/3/user/template/BalsaDefault.ott" meta:date="2012-10-27T15:38:13"/>
  </office:meta>
</office:document-meta>
</file>